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2.13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ro39" style:family="table-row">
      <style:table-row-properties style:row-height="4.133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39">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number-rows-repeated="32584">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1">07/21/2011</text:date>, <text:time>19:21:49</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900</meta:editing-cycles>
    <meta:creation-date>2008-05-04T10:18:05</meta:creation-date>
    <dc:date>2011-07-21T19:21:49</dc:date>
    <dc:creator>Giuseppe Castagno</dc:creator>
    <meta:editing-duration>P2DT20H54M30S</meta:editing-duration>
    <meta:document-statistic meta:table-count="6" meta:cell-count="152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